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S per item</text:p>
          </table:table-cell>
          <table:table-cell office:value-type="string" calcext:value-type="string">
            <text:p>SS total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Total Pri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]*[.A2]" office:value-type="float" office:value="1" calcext:value-type="float">
            <text:p>1</text:p>
          </table:table-cell>
          <table:table-cell office:value-type="string" calcext:value-type="string">
            <text:p>Alchemical Artificery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E2]*[.D2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*[.A3]" office:value-type="float" office:value="3" calcext:value-type="float">
            <text:p>3</text:p>
          </table:table-cell>
          <table:table-cell office:value-type="string" calcext:value-type="string">
            <text:p>Armory, Fanc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[.E3]*[.D3]"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4]*[.A4]" office:value-type="float" office:value="1" calcext:value-type="float">
            <text:p>1</text:p>
          </table:table-cell>
          <table:table-cell office:value-type="string" calcext:value-type="string">
            <text:p>Auditorium, Luxury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[.E4]*[.D4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5]*[.A5]" office:value-type="float" office:value="3" calcext:value-type="float">
            <text:p>3</text:p>
          </table:table-cell>
          <table:table-cell office:value-type="string" calcext:value-type="string">
            <text:p>Auditorium, Fancy’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[.E5]*[.D5]"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6]*[.A6]" office:value-type="float" office:value="3" calcext:value-type="float">
            <text:p>3</text:p>
          </table:table-cell>
          <table:table-cell office:value-type="string" calcext:value-type="string">
            <text:p>Barbica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E6]*[.D6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7]*[.A7]" office:value-type="float" office:value="8" calcext:value-type="float">
            <text:p>8</text:p>
          </table:table-cell>
          <table:table-cell office:value-type="string" calcext:value-type="string">
            <text:p>Barracks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formula="of:=[.E7]*[.D7]"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8]*[.A8]" office:value-type="float" office:value="4" calcext:value-type="float">
            <text:p>4</text:p>
          </table:table-cell>
          <table:table-cell office:value-type="string" calcext:value-type="string">
            <text:p>Bedroom Suite, Luxury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 table:formula="of:=[.E8]*[.D8]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9]*[.A9]" office:value-type="float" office:value="5" calcext:value-type="float">
            <text:p>5</text:p>
          </table:table-cell>
          <table:table-cell office:value-type="string" calcext:value-type="string">
            <text:p>Bedrooms, Fancy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table:formula="of:=[.E9]*[.D9]"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10]*[.A10]" office:value-type="float" office:value="3" calcext:value-type="float">
            <text:p>3</text:p>
          </table:table-cell>
          <table:table-cell office:value-type="string" calcext:value-type="string">
            <text:p>Chapel, Luxury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table:formula="of:=[.E10]*[.D10]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1]*[.A11]" office:value-type="float" office:value="3" calcext:value-type="float">
            <text:p>3</text:p>
          </table:table-cell>
          <table:table-cell office:value-type="string" calcext:value-type="string">
            <text:p>Common Room, Fancy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E11]*[.D11]"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2]*[.A12]" office:value-type="float" office:value="1" calcext:value-type="float">
            <text:p>1</text:p>
          </table:table-cell>
          <table:table-cell office:value-type="string" calcext:value-type="string">
            <text:p>Courtyard, Luxury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formula="of:=[.E12]*[.D12]"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3]*[.A13]" office:value-type="float" office:value="3" calcext:value-type="float">
            <text:p>3</text:p>
          </table:table-cell>
          <table:table-cell office:value-type="string" calcext:value-type="string">
            <text:p>Courtyard, Fancy</text:p>
          </table:table-cell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table:formula="of:=[.E13]*[.D13]"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14]*[.A14]" office:value-type="float" office:value="2" calcext:value-type="float">
            <text:p>2</text:p>
          </table:table-cell>
          <table:table-cell office:value-type="string" calcext:value-type="string">
            <text:p>Dining Hall, Luxury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E14]*[.D14]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D15]*[.A15]" office:value-type="float" office:value="1.5" calcext:value-type="float">
            <text:p>1.5</text:p>
          </table:table-cell>
          <table:table-cell office:value-type="string" calcext:value-type="string">
            <text:p>Gatehous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E15]*[.D15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D16]*[.A16]" office:value-type="float" office:value="1.5" calcext:value-type="float">
            <text:p>1.5</text:p>
          </table:table-cell>
          <table:table-cell office:value-type="string" calcext:value-type="string">
            <text:p>Guard Post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[.E16]*[.D16]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17]*[.A17]" office:value-type="float" office:value="2" calcext:value-type="float">
            <text:p>2</text:p>
          </table:table-cell>
          <table:table-cell office:value-type="string" calcext:value-type="string">
            <text:p>Kitchen, Luxury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E17]*[.D17]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18]*[.A18]" office:value-type="float" office:value="2" calcext:value-type="float">
            <text:p>2</text:p>
          </table:table-cell>
          <table:table-cell office:value-type="string" calcext:value-type="string">
            <text:p>Library, Luxury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E18]*[.D18]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D19]*[.A19]" office:value-type="float" office:value="5" calcext:value-type="float">
            <text:p>5</text:p>
          </table:table-cell>
          <table:table-cell office:value-type="string" calcext:value-type="string">
            <text:p>Prison Cells (for 6)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E19]*[.D19]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0]*[.A20]" office:value-type="float" office:value="3" calcext:value-type="float">
            <text:p>3</text:p>
          </table:table-cell>
          <table:table-cell office:value-type="string" calcext:value-type="string">
            <text:p>Servan’t Quarters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formula="of:=[.E20]*[.D20]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1]*[.A21]" office:value-type="float" office:value="1" calcext:value-type="float">
            <text:p>1</text:p>
          </table:table-cell>
          <table:table-cell office:value-type="string" calcext:value-type="string">
            <text:p>Stable, Luxury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table:formula="of:=[.E21]*[.D21]"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2]*[.A22]" office:value-type="float" office:value="5" calcext:value-type="float">
            <text:p>5</text:p>
          </table:table-cell>
          <table:table-cell office:value-type="string" calcext:value-type="string">
            <text:p>Storage, Fancy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E22]*[.D22]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D23]*[.A23]" office:value-type="float" office:value="1.5" calcext:value-type="float">
            <text:p>1.5</text:p>
          </table:table-cell>
          <table:table-cell office:value-type="string" calcext:value-type="string">
            <text:p>Study, Luxury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E23]*[.D23]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4]*[.A24]" office:value-type="float" office:value="1" calcext:value-type="float">
            <text:p>1</text:p>
          </table:table-cell>
          <table:table-cell office:value-type="string" calcext:value-type="string">
            <text:p>Throne Room, Luxury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table:formula="of:=[.E24]*[.D24]"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5]*[.A25]" office:value-type="float" office:value="1" calcext:value-type="float">
            <text:p>1</text:p>
          </table:table-cell>
          <table:table-cell office:value-type="string" calcext:value-type="string">
            <text:p>Torture Chamber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E25]*[.D25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/>
          <table:table-cell table:formula="of:=SUM([.B2:.B25])" office:value-type="float" office:value="64.5" calcext:value-type="float">
            <text:p>64.5</text:p>
          </table:table-cell>
          <table:table-cell table:number-columns-repeated="3"/>
          <table:table-cell table:formula="of:=SUM([.F2:.F25])" office:value-type="float" office:value="420300" calcext:value-type="float">
            <text:p>4203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eight mods:</text:p>
          </table:table-cell>
          <table:table-cell table:formula="of:=(40*0.25)*400"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alls:</text:p>
          </table:table-cell>
          <table:table-cell office:value-type="string" calcext:value-type="string">
            <text:p>60% interior</text:p>
          </table:table-cell>
          <table:table-cell office:value-type="string" calcext:value-type="string">
            <text:p>40% exteri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wn Stone Walls, underground, inlaid with bone</text:p>
          </table:table-cell>
          <table:table-cell/>
          <table:table-cell office:value-type="float" office:value="6600" calcext:value-type="float">
            <text:p>6600</text:p>
          </table:table-cell>
          <table:table-cell table:formula="of:=0*2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ies of Kiralyf inside the fortress gain: +4 AC, +4 Saves, +2 Attack, +2 Dam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onry, Superior, aboveground, inlaid with bone</text:p>
          </table:table-cell>
          <table:table-cell/>
          <table:table-cell office:value-type="float" office:value="3600" calcext:value-type="float">
            <text:p>3600</text:p>
          </table:table-cell>
          <table:table-cell table:formula="of:=40*[.E31]" office:value-type="float" office:value="144000" calcext:value-type="float">
            <text:p>144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ifier, 0.4</text:p>
          </table:table-cell>
          <table:table-cell table:number-columns-repeated="2"/>
          <table:table-cell table:formula="of:=0.4*SUM([.F30:.F31])" office:value-type="float" office:value="57600" calcext:value-type="float">
            <text:p>57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holy Protecting</text:p>
          </table:table-cell>
          <table:table-cell/>
          <table:table-cell table:number-columns-repeated="2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at</text:p>
          </table:table-cell>
          <table:table-cell/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with Mordos the shark!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:</text:p>
          </table:table-cell>
          <table:table-cell table:number-columns-repeated="4"/>
          <table:table-cell table:formula="of:=SUM([.F26];[.F27];[.F32];[.F33];[.F34])" office:value-type="float" office:value="581900" calcext:value-type="float">
            <text:p>5819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wless area: -10%</text:p>
          </table:table-cell>
          <table:table-cell office:value-type="float" office:value="0.1" calcext:value-type="float">
            <text:p>0.1</text:p>
          </table:table-cell>
          <table:table-cell table:formula="of:=[.D37]*[.F36]" office:value-type="float" office:value="58190" calcext:value-type="float">
            <text:p>581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ee labor: -30%</text:p>
          </table:table-cell>
          <table:table-cell office:value-type="float" office:value="0.3" calcext:value-type="float">
            <text:p>0.3</text:p>
          </table:table-cell>
          <table:table-cell table:formula="of:=[.D38]*[.F36]" office:value-type="float" office:value="174570" calcext:value-type="float">
            <text:p>1745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ve Mind: -10%</text:p>
          </table:table-cell>
          <table:table-cell office:value-type="float" office:value="0.1" calcext:value-type="float">
            <text:p>0.1</text:p>
          </table:table-cell>
          <table:table-cell table:formula="of:=[.D39]*[.F36]" office:value-type="float" office:value="58190" calcext:value-type="float">
            <text:p>581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fficient Labor:5%</text:p>
          </table:table-cell>
          <table:table-cell office:value-type="float" office:value="0.05" calcext:value-type="float">
            <text:p>0.05</text:p>
          </table:table-cell>
          <table:table-cell table:formula="of:=[.D40]*[.F36]" office:value-type="float" office:value="29095" calcext:value-type="float">
            <text:p>290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ee, Adjacent Materials: 20%</text:p>
          </table:table-cell>
          <table:table-cell office:value-type="float" office:value="0.2" calcext:value-type="float">
            <text:p>0.2</text:p>
          </table:table-cell>
          <table:table-cell table:formula="of:=[.D41]*[.F36]" office:value-type="float" office:value="116380" calcext:value-type="float">
            <text:p>1163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cessive Labor: 2%</text:p>
          </table:table-cell>
          <table:table-cell office:value-type="float" office:value="0.02" calcext:value-type="float">
            <text:p>0.02</text:p>
          </table:table-cell>
          <table:table-cell table:formula="of:=[.D42]*[.F36]" office:value-type="float" office:value="11638" calcext:value-type="float">
            <text:p>1163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37:.E42])" office:value-type="float" office:value="448063" calcext:value-type="float">
            <text:p>448063</text:p>
          </table:table-cell>
          <table:table-cell table:formula="of:=[.F36]-[.E43]" office:value-type="float" office:value="133837" calcext:value-type="float">
            <text:p>133837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43]/10000" office:value-type="float" office:value="13.3837" calcext:value-type="float">
            <text:p>13.383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4:27:44.638616667</meta:creation-date>
    <dc:date>2020-05-28T16:21:00.716441852</dc:date>
    <meta:editing-duration>PT40M54S</meta:editing-duration>
    <meta:editing-cycles>1</meta:editing-cycles>
    <meta:document-statistic meta:table-count="1" meta:cell-count="196" meta:object-count="0"/>
    <meta:generator>LibreOffice/6.0.7.3$Linux_X86_64 LibreOffice_project/00m0$Build-3</meta:generator>
  </office:meta>
</office:document-meta>
</file>